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it" fo:country="IT" style:language-asian="zxx" style:country-asian="none" style:language-complex="zxx" style:country-complex="none"/>
    </style:style>
    <style:style style:name="P2" style:family="paragraph" style:parent-style-name="Standard">
      <style:text-properties fo:language="it" fo:country="IT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 style:list-style-name="L1">
      <style:text-properties fo:language="it" fo:country="IT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i Triennale</text:p>
      <text:p text:style-name="P1">Lo scopo della tesi è lo sviluppo di un software in Java che appoggiandosi al Microsoft – COCO dataset ed al software sviluppato da Andrea Picchiani per l'allineamento tra immagini e testi risponde ai seguenti task:</text:p>
      <text:p text:style-name="P1"/>
      <text:list xml:id="list31730986" text:style-name="L1">
        <text:list-item>
          <text:p text:style-name="P3">Retrieval: Data una frase in linguaggio naturale (od un insieme di keyword) restituire tutte le immagini correlate, viene utilizzato il motore LUCENE per un confronto con le frasi, <text:s/>correlate con le immagini, presenti nel dataset. <text:line-break/><text:line-break/>∀ s | s ∉ S → {i1 , i2 , .. , in} ⊂ <text:s/>I <text:line-break/>con: S insieme delle Frasi presenti nel dataset.<text:line-break/></text:p>
        </text:list-item>
        <text:list-item>
          <text:p text:style-name="P3">Editing: Data una nuova immagine non presente nel dataset, sulla quale è stata eseguita la segmentazione nei suoi elementi, ed alcune frasi descrittive inserirla all'interno del dataset dopo aver eseguito il tagging mediante il software di Picchiani.</text:p>
          <text:p text:style-name="P3"><text:s/><text:line-break/>∀ i | i ∉ I ∧ ∀ e ∈ E(i) → ∃c(e) ∈ C ∨ Ø<text:line-break/> </text:p>
        </text:list-item>
        <text:list-item>
          <text:p text:style-name="P3">Classification: Data un'immagine del dataset restituire tutte le classi degli elementi presenti nell'immagine.<text:line-break/><text:line-break/>∀ i ∈ I <text:s/>∧ ( ∀ e ∈ E(i) → ∃ c ∈ C ) → c(e)<text:line-break/>con: I insieme delle Immagini, E insieme degli Elementi (dell'immagine i), C insieme delle Classi.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9M25S</meta:editing-duration>
    <meta:editing-cycles>12</meta:editing-cycles>
    <meta:generator>OpenOffice.org/3.3$Win32 OpenOffice.org_project/330m20$Build-9567</meta:generator>
    <dc:date>2016-03-30T12:14:37.76</dc:date>
    <dc:creator>Federico Dente</dc:creator>
    <meta:document-statistic meta:table-count="0" meta:image-count="0" meta:object-count="0" meta:page-count="1" meta:paragraph-count="6" meta:word-count="201" meta:character-count="1104"/>
    <meta:user-defined meta:name="Info 1"/>
    <meta:user-defined meta:name="Info 2"/>
    <meta:user-defined meta:name="Info 3"/>
    <meta:user-defined meta:name="Info 4"/>
  </office:meta>
</office:document-meta>
</file>